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TENIDOS Linux LPIC-2: Linux Engineer</text:p>
      <text:list xml:id="list2312024024" text:style-name="L1">
        <text:list-item>
          <text:p text:style-name="P2">MÓDULO 1: KERNEL DE LINUX</text:p>
          <text:list>
            <text:list-item>
              <text:p text:style-name="P1">Componentes del Kernel</text:p>
            </text:list-item>
            <text:list-item>
              <text:p text:style-name="P1">Compilación del Kernel</text:p>
            </text:list-item>
            <text:list-item>
              <text:p text:style-name="P1">Creación, personalización e instalación del Kernel y módulos</text:p>
            </text:list-item>
            <text:list-item>
              <text:p text:style-name="P1">Control de módulos de Kernel en tiempo de ejecución</text:p>
            </text:list-item>
          </text:list>
        </text:list-item>
        <text:list-item>
          <text:p text:style-name="P2">MÓDULO 2:ARRANQUE DEL SISTEMA</text:p>
          <text:list>
            <text:list-item>
              <text:p text:style-name="P1">Personalización del sistema de arranque</text:p>
            </text:list-item>
            <text:list-item>
              <text:p text:style-name="P1">Recuperación del sistema</text:p>
            </text:list-item>
          </text:list>
        </text:list-item>
        <text:list-item>
          <text:p text:style-name="P2">MÓDULO 3: SISTEMA DE FICHEROS Y DISPOSITIVOS</text:p>
          <text:list>
            <text:list-item>
              <text:p text:style-name="P1">El sistema de ficheros en Linux</text:p>
            </text:list-item>
            <text:list-item>
              <text:p text:style-name="P1">Mantenimiento del sistema de ficheros</text:p>
            </text:list-item>
            <text:list-item>
              <text:p text:style-name="P1">Creación y configuración del sistema de ficheros</text:p>
            </text:list-item>
            <text:list-item>
              <text:p text:style-name="P1">Gestión básica de dispositivos</text:p>
            </text:list-item>
            <text:list-item>
              <text:p text:style-name="P1">Configuración RAID</text:p>
            </text:list-item>
            <text:list-item>
              <text:p text:style-name="P1">Configuración de acceso a los dispositivos</text:p>
            </text:list-item>
          </text:list>
        </text:list-item>
        <text:list-item>
          <text:p text:style-name="P2">MÓDULO 4: CONFIGURACIÓN DE RED</text:p>
          <text:list>
            <text:list-item>
              <text:p text:style-name="P1">Configuración básica</text:p>
            </text:list-item>
            <text:list-item>
              <text:p text:style-name="P1">Configuración avanzada y solución de problemas</text:p>
            </text:list-item>
            <text:list-item>
              <text:p text:style-name="P1">Comunicación con los usuarios</text:p>
            </text:list-item>
          </text:list>
        </text:list-item>
        <text:list-item>
          <text:p text:style-name="P2">MÓDULO 5: CONFIGURACIÓN DE RED</text:p>
          <text:list>
            <text:list-item>
              <text:p text:style-name="P1">Linkado e instalación de programas</text:p>
            </text:list-item>
            <text:list-item>
              <text:p text:style-name="P1">Copias de seguridad</text:p>
            </text:list-item>
          </text:list>
        </text:list-item>
        <text:list-item>
          <text:p text:style-name="P2">MÓDULO 6: SERVIDOR WEB APACHE</text:p>
          <text:list>
            <text:list-item>
              <text:p text:style-name="P1">Instalación del servidor web Apache</text:p>
            </text:list-item>
            <text:list-item>
              <text:p text:style-name="P1">Configuración del servidor proxy</text:p>
            </text:list-item>
            <text:list-item>
              <text:p text:style-name="P1">Creación de dominios virtuales en Apache</text:p>
            </text:list-item>
            <text:list-item>
              <text:p text:style-name="P1">Modificación de los ficheros de los dominios virtuales</text:p>
            </text:list-item>
            <text:list-item>
              <text:p text:style-name="P1">Iniciar, detener o reiniciar el servidor web Apache</text:p>
            </text:list-item>
          </text:list>
        </text:list-item>
        <text:list-item>
          <text:p text:style-name="P2">MÓDULO 7: SERVIDOR DE FICHEROS SAMBA</text:p>
          <text:list>
            <text:list-item>
              <text:p text:style-name="P1">Instalación del servidor SAMBA</text:p>
            </text:list-item>
            <text:list-item>
              <text:p text:style-name="P1">Configuración del servidor NFS</text:p>
            </text:list-item>
          </text:list>
        </text:list-item>
        <text:list-item>
          <text:p text:style-name="P2">MÓDULO 8: GESTIÓN DE CLIENTES DE RED</text:p>
          <text:list>
            <text:list-item>
              <text:p text:style-name="P1">Configuración DHCP</text:p>
            </text:list-item>
            <text:list-item>
              <text:p text:style-name="P1">Autentificación PAM</text:p>
            </text:list-item>
            <text:list-item>
              <text:p text:style-name="P1">Uso del cliente LDAP</text:p>
            </text:list-item>
          </text:list>
        </text:list-item>
        <text:list-item>
          <text:p text:style-name="P2">MÓDULO 9: CONFIGURACIÓN DE FIREWALL Y TCP WRAPPER</text:p>
          <text:list>
            <text:list-item>
              <text:p text:style-name="P1">Acerca de Shorewall</text:p>
            </text:list-item>
            <text:list-item>
              <text:p text:style-name="P1">Definición de NAT y DNAT</text:p>
            </text:list-item>
            <text:list-item>
              <text:p text:style-name="P1">Definición de red privada y zona desmilitarizada</text:p>
            </text:list-item>
            <text:list-item>
              <text:p text:style-name="P1">Configuración del archivo shorewall.conf</text:p>
            </text:list-item>
            <text:list-item>
              <text:p text:style-name="P1">Accept y Redirect</text:p>
            </text:list-item>
          </text:list>
        </text:list-item>
        <text:list-item>
          <text:p text:style-name="P2">MÓDULO 10: SERVIDOR DE CORREO ELECTRÓNICO (POSTFIX)</text:p>
          <text:list>
            <text:list-item>
              <text:p text:style-name="P1">Postfix en la actualidad</text:p>
            </text:list-item>
            <text:list-item>
              <text:p text:style-name="P1">Protocolos: SMTP, POP3, IMAP</text:p>
            </text:list-item>
            <text:list-item>
              <text:p text:style-name="P1">Instalación de Postfix</text:p>
            </text:list-item>
            <text:list-item>
              <text:p text:style-name="P1">Configuración del servidor de correo electrónico Postfix</text:p>
            </text:list-item>
            <text:list-item>
              <text:p text:style-name="P1">Configuración del servidor Dovecot</text:p>
            </text:list-item>
            <text:list-item>
              <text:p text:style-name="P1">Alta de cuentas de correo</text:p>
            </text:list-item>
            <text:list-item>
              <text:p text:style-name="P1">Asignando contraseñas a las cuentas de correo</text:p>
            </text:list-item>
            <text:list-item>
              <text:p text:style-name="P1">Limitando el numero de destinatarios de correo</text:p>
            </text:list-item>
            <text:list-item>
              <text:p text:style-name="P1">Limitando el tamaño para un mensaje de correo</text:p>
            </text:list-item>
            <text:list-item>
              <text:p text:style-name="P1"><text:soft-page-break/>Limitando el número de conexiones</text:p>
            </text:list-item>
          </text:list>
        </text:list-item>
        <text:list-item>
          <text:p text:style-name="P2">MÓDULO 11: INSTALACIÓN DE CLIENTE DE CORREO ELECTRÓNICO</text:p>
          <text:list>
            <text:list-item>
              <text:p text:style-name="P1">Instalación del cliente de correo OpenWebMail</text:p>
            </text:list-item>
            <text:list-item>
              <text:p text:style-name="P1">Agregando nombres de dominio a OpenWebMail</text:p>
            </text:list-item>
            <text:list-item>
              <text:p text:style-name="P1">Seguridad</text:p>
            </text:list-item>
            <text:list-item>
              <text:p text:style-name="P1">Opciones de cuota de usuario</text:p>
            </text:list-item>
            <text:list-item>
              <text:p text:style-name="P1">Plug in para el cambio de contraseña de correo electrónico</text:p>
            </text:list-item>
            <text:list-item>
              <text:p text:style-name="P1">Programación de mensajes de autorespuesta</text:p>
            </text:list-item>
          </text:list>
        </text:list-item>
        <text:list-item>
          <text:p text:style-name="P2">MÓDULO 12: SERVIDOR TRANSFERENCIA DE ARCHIVOS (FTP)</text:p>
          <text:list>
            <text:list-item>
              <text:p text:style-name="P1">Acerca del protocolo FTP</text:p>
            </text:list-item>
            <text:list-item>
              <text:p text:style-name="P1">Modos de conexión al cliente FTP</text:p>
            </text:list-item>
            <text:list-item>
              <text:p text:style-name="P1">Modos de acceso al cliente FTP</text:p>
            </text:list-item>
            <text:list-item>
              <text:p text:style-name="P1">Instalación de VSFTPD</text:p>
            </text:list-item>
            <text:list-item>
              <text:p text:style-name="P1">Configuración del fichero vsftpd.conf</text:p>
            </text:list-item>
            <text:list-item>
              <text:p text:style-name="P1">Enjaulamiento del servidor FTP</text:p>
            </text:list-item>
            <text:list-item>
              <text:p text:style-name="P1">Creación de cuentas de usuario en el servidor FTP</text:p>
            </text:list-item>
            <text:list-item>
              <text:p text:style-name="P1">Copiar u obtener archivos o carpetas desde un servidor FTP</text:p>
            </text:list-item>
            <text:list-item>
              <text:p text:style-name="P1">Subir o enviar archivos o carpetas a un servidor FTP</text:p>
            </text:list-item>
          </text:list>
        </text:list-item>
        <text:list-item>
          <text:p text:style-name="P1"><text:s/><text:span text:style-name="T1">MÓDULO 13: SEGURIDAD CON OPENSSH</text:span></text:p>
          <text:list>
            <text:list-item>
              <text:p text:style-name="P1">Acerca del protocolo OpenSSH</text:p>
            </text:list-item>
            <text:list-item>
              <text:p text:style-name="P1">Instalación de OpenSSH</text:p>
            </text:list-item>
            <text:list-item>
              <text:p text:style-name="P1">Configuración de fichero sshd_config</text:p>
            </text:list-item>
            <text:list-item>
              <text:p text:style-name="P1">Aprendiendo a utilizar OpenSSH</text:p>
            </text:list-item>
            <text:list-item>
              <text:p text:style-name="P1">Deshabilitando el acceso a root</text:p>
            </text:list-item>
            <text:list-item>
              <text:p text:style-name="P1">Definiendo un número máximo de intentos de conexión</text:p>
            </text:list-item>
            <text:list-item>
              <text:p text:style-name="P1">Anexando el servicio de SSH al arranque del servidor</text:p>
            </text:list-item>
            <text:list-item>
              <text:p text:style-name="P1">Montando un sistema de ficheros remoto usando sshfs y fuse</text:p>
            </text:list-item>
          </text:list>
        </text:list-item>
        <text:list-item>
          <text:p text:style-name="P2">MÓDULO 14: SOLUCIÓN DE PROBLEMAS</text:p>
          <text:list>
            <text:list-item>
              <text:p text:style-name="P1">Identificación y solución de problemas de arranque del sistema</text:p>
            </text:list-item>
            <text:list-item>
              <text:p text:style-name="P1">Solución a problemas generales en la ejecución</text:p>
            </text:list-item>
            <text:list-item>
              <text:p text:style-name="P1">Solución a problemas de recursos del sistema</text:p>
            </text:list-item>
            <text:list-item>
              <text:p text:style-name="P1">Solución a problemas de configuración del entorno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21:04:27.965803436</meta:creation-date>
    <dc:date>2023-10-15T21:11:40.072992893</dc:date>
    <meta:editing-duration>PT7M11S</meta:editing-duration>
    <meta:editing-cycles>2</meta:editing-cycles>
    <meta:generator>LibreOffice/7.4.1.2$Linux_X86_64 LibreOffice_project/3c58a8f3a960df8bc8fd77b461821e42c061c5f0</meta:generator>
    <meta:document-statistic meta:table-count="0" meta:image-count="0" meta:object-count="0" meta:page-count="2" meta:paragraph-count="84" meta:word-count="542" meta:character-count="3213" meta:non-whitespace-character-count="2837"/>
  </office:meta>
</office:document-meta>
</file>